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</office:automatic-styles>
  <office:body>
    <office:text>
      <text:h text:style-name="Heading_20_1" text:outline-level="1"><text:bookmark-start text:name="opdrachten-oop-met-oplossingen"/>Opdrachten OOP met oplossingen<text:bookmark-end text:name="opdrachten-oop-met-oplossingen"/></text:h>
      <text:p text:style-name="First_20_paragraph">Programma Uitleg:</text:p>
      <text:list text:style-name="L1">
        <text:list-item>
          <text:p text:style-name="P1">Er wordt een klasse met de naam Calculator gemaakt en de methode <text:span text:style-name="T1">init</text:span>() wordt gebruikt om de waarden van die klasse te initialiseren.</text:p>
        </text:list-item>
        <text:list-item>
          <text:p text:style-name="P1">Methoden voor het optellen, aftrekken, vermenigvuldigen, delen van twee getallen en het retourneren van hun respectievelijke resultaten zijn gedefinieerd.</text:p>
        </text:list-item>
        <text:list-item>
          <text:p text:style-name="P1">Het menu wordt afgedrukt en de keuze wordt gemaakt door de gebruiker.</text:p>
        </text:list-item>
        <text:list-item>
          <text:p text:style-name="P1">Er wordt een object voor de klasse gemaakt met de twee nummers van de gebruiker die als parameters worden doorgegeven.</text:p>
        </text:list-item>
        <text:list-item>
          <text:p text:style-name="P1">Met behulp van het object wordt de respectieve methode aangeroepen volgens de keuze van de gebruiker.</text:p>
        </text:list-item>
        <text:list-item>
          <text:p text:style-name="P1">Als de keuze 0 is, wordt de lus afgesloten.</text:p>
        </text:list-item>
        <text:list-item>
          <text:p text:style-name="P1">Het eindresultaat wordt afgedrukt.</text:p>
        </text:list-item>
      </text:list>
      <text:p text:style-name="P2">class Calculator():</text:p>
      <text:p text:style-name="P3"><text:s text:c="4"/>def __init__(self, a, b):</text:p>
      <text:p text:style-name="P4"><text:s text:c="8"/>self.a = a</text:p>
      <text:p text:style-name="P5"><text:s text:c="8"/>self.b = b</text:p>
      <text:p text:style-name="P6"><text:s text:c="4"/></text:p>
      <text:p text:style-name="P7"><text:s text:c="4"/>def add(self):</text:p>
      <text:p text:style-name="P8"><text:s text:c="8"/>return self.a + self.b</text:p>
      <text:p text:style-name="P9"/>
      <text:p text:style-name="P10"><text:s text:c="4"/>def sub(self):</text:p>
      <text:p text:style-name="P11"><text:s text:c="8"/>return self.a - self.b</text:p>
      <text:p text:style-name="P12"/>
      <text:p text:style-name="P13"><text:s text:c="4"/>def mul(self):</text:p>
      <text:p text:style-name="P14"><text:s text:c="8"/>return self.a * self.b</text:p>
      <text:p text:style-name="P15"><text:s text:c="4"/></text:p>
      <text:p text:style-name="P16"><text:s text:c="4"/>def div(self):</text:p>
      <text:p text:style-name="P17"><text:s text:c="8"/>return self.a / self.b</text:p>
      <text:p text:style-name="P18"/>
      <text:p text:style-name="P19"><text:s text:c="8"/></text:p>
      <text:p text:style-name="P20">a = int(input("Enter first number: "))</text:p>
      <text:p text:style-name="P21">b = int(input("Enter second number: "))</text:p>
      <text:p text:style-name="P22"/>
      <text:p text:style-name="P23">obj = Calculator(a, b)</text:p>
      <text:p text:style-name="P24"/>
      <text:p text:style-name="P25">choice = 1</text:p>
      <text:p text:style-name="P26"/>
      <text:p text:style-name="P27">while choice != 0:</text:p>
      <text:p text:style-name="P28"><text:s text:c="4"/>print("0. Exit")</text:p>
      <text:p text:style-name="P29"><text:s text:c="4"/>print("1. Add")</text:p>
      <text:p text:style-name="P30"><text:s text:c="4"/>print("2. Subtraction")</text:p>
      <text:p text:style-name="P31"><text:s text:c="4"/>print("3. Multiplication")</text:p>
      <text:p text:style-name="P32"><text:s text:c="4"/>print("4. Division")</text:p>
      <text:p text:style-name="P33"/>
      <text:p text:style-name="P34"><text:s text:c="4"/>choice=int(input("Enter choice: "))</text:p>
      <text:p text:style-name="P35"><text:s text:c="4"/>if choice == 1:</text:p>
      <text:p text:style-name="P36"><text:s text:c="8"/>print("Result: ", obj.add())</text:p>
      <text:p text:style-name="P37"><text:s text:c="4"/>elif choice == 2:</text:p>
      <text:p text:style-name="P38"><text:s text:c="8"/>print("Result: ", obj.sub())</text:p>
      <text:p text:style-name="P39"><text:s text:c="4"/>elif choice == 3:</text:p>
      <text:p text:style-name="P40"><text:s text:c="8"/>print("Result: ", obj.mul())</text:p>
      <text:p text:style-name="P41"><text:s text:c="4"/>elif choice == 4:</text:p>
      <text:p text:style-name="P42"><text:s text:c="8"/>print("Result: ", round(obj.div(),2))</text:p>
      <text:p text:style-name="P43"><text:s text:c="4"/>elif choice == 0:</text:p>
      <text:p text:style-name="P44"><text:s text:c="8"/>print("Exiting!")</text:p>
      <text:p text:style-name="P45"><text:s text:c="4"/>else:</text:p>
      <text:p text:style-name="P46"><text:s text:c="8"/>print("Invalid choice!!")</text:p>
      <text:p text:style-name="P47"><text:s text:c="1"/></text:p>
      <text:p text:style-name="P48"><text:s text:c="1"/></text:p>
      <text:p text:style-name="P49">print()</text:p>
      <text:p text:style-name="P50">0. Exit</text:p>
      <text:p text:style-name="P51">1. Add</text:p>
      <text:p text:style-name="P52">2. Subtraction</text:p>
      <text:p text:style-name="P53">3. Multiplication</text:p>
      <text:p text:style-name="P54">4. Division</text:p>
      <text:p text:style-name="P55">Result: <text:s text:c="1"/>6</text:p>
      <text:p text:style-name="P56">0. Exit</text:p>
      <text:p text:style-name="P57">1. Add</text:p>
      <text:p text:style-name="P58">2. Subtraction</text:p>
      <text:p text:style-name="P59">3. Multiplication</text:p>
      <text:p text:style-name="P60">4. Division</text:p>
      <text:p text:style-name="P61">Result: <text:s text:c="1"/>8</text:p>
      <text:p text:style-name="P62">0. Exit</text:p>
      <text:p text:style-name="P63">1. Add</text:p>
      <text:p text:style-name="P64">2. Subtraction</text:p>
      <text:p text:style-name="P65">3. Multiplication</text:p>
      <text:p text:style-name="P66">4. Division</text:p>
      <text:p text:style-name="P67">Exiting!</text:p>
      <text:p text:style-name="First_20_paragraph">Runtime scenarios om te testen</text:p>
      <text:p text:style-name="P68"><text:s text:c="1"/></text:p>
      <text:p text:style-name="P69">Case 1:</text:p>
      <text:p text:style-name="P70">Enter first number: 2</text:p>
      <text:p text:style-name="P71">Enter second number: 4</text:p>
      <text:p text:style-name="P72">0. Exit</text:p>
      <text:p text:style-name="P73">1. Add</text:p>
      <text:p text:style-name="P74">2. Subtraction</text:p>
      <text:p text:style-name="P75">3. Multiplication</text:p>
      <text:p text:style-name="P76">4. Division</text:p>
      <text:p text:style-name="P77">Enter choice: 1</text:p>
      <text:p text:style-name="P78">Result: <text:s text:c="1"/>6</text:p>
      <text:p text:style-name="P79">0. Exit</text:p>
      <text:p text:style-name="P80">1. Add</text:p>
      <text:p text:style-name="P81">2. Subtraction</text:p>
      <text:p text:style-name="P82">3. Multiplication</text:p>
      <text:p text:style-name="P83">4. Division</text:p>
      <text:p text:style-name="P84">Enter choice: 3</text:p>
      <text:p text:style-name="P85">Result: <text:s text:c="1"/>8</text:p>
      <text:p text:style-name="P86">0. Exit</text:p>
      <text:p text:style-name="P87">1. Add</text:p>
      <text:p text:style-name="P88">2. Subtraction</text:p>
      <text:p text:style-name="P89">3. Multiplication</text:p>
      <text:p text:style-name="P90">4. Division</text:p>
      <text:p text:style-name="P91">Enter choice: 0</text:p>
      <text:p text:style-name="P92">Exiting!</text:p>
      <text:p text:style-name="P93"><text:s text:c="1"/></text:p>
      <text:p text:style-name="P94">Case 2:</text:p>
      <text:p text:style-name="P95">Enter first number: 150</text:p>
      <text:p text:style-name="P96">Enter second number: 50</text:p>
      <text:p text:style-name="P97">0. Exit</text:p>
      <text:p text:style-name="P98">1. Add</text:p>
      <text:p text:style-name="P99">2. Subtraction</text:p>
      <text:p text:style-name="P100">3. Multiplication</text:p>
      <text:p text:style-name="P101">4. Division</text:p>
      <text:p text:style-name="P102">Enter choice: 2</text:p>
      <text:p text:style-name="P103">Result: <text:s text:c="1"/>100</text:p>
      <text:p text:style-name="P104">0. Exit</text:p>
      <text:p text:style-name="P105">1. Add</text:p>
      <text:p text:style-name="P106">2. Subtraction</text:p>
      <text:p text:style-name="P107">3. Multiplication</text:p>
      <text:p text:style-name="P108">4. Division</text:p>
      <text:p text:style-name="P109">Enter choice: 4</text:p>
      <text:p text:style-name="P110">Result: <text:s text:c="1"/>3.0</text:p>
      <text:p text:style-name="P111">0. Exit</text:p>
      <text:p text:style-name="P112">1. Add</text:p>
      <text:p text:style-name="P113">2. Subtraction</text:p>
      <text:p text:style-name="P114">3. Multiplication</text:p>
      <text:p text:style-name="P115">4. Division</text:p>
      <text:p text:style-name="P116">Enter choice: 0</text:p>
      <text:p text:style-name="P117">Ex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8T19:58:10Z</meta:creation-date>
    <dc:date>2022-12-18T19:58:10Z</dc:date>
  </office:meta>
</office:document-meta>
</file>